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form="urn:oasis:names:tc:opendocument:xmlns:form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form="urn:oasis:names:tc:opendocument:xmlns:form:1.0" xmlns:svg="urn:oasis:names:tc:opendocument:xmlns:svg-compatible:1.0" xmlns:manifest="urn:oasis:names:tc:opendocument:xmlns:manifest:1.0" office:version="1.2">
  <office:automatic-styles/>
  <office:body>
    <office:spreadsheet>
      <table:table table:name="archive_warning">
        <table:table-row>
          <table:table-cell table:style-name="pd1" office:value-type="string" office:value="AO3_tag">
            <text:p>AO3_tag</text:p>
          </table:table-cell>
          <table:table-cell table:style-name="pd1" office:value-type="string" office:value="abbreviation">
            <text:p>abbreviation</text:p>
          </table:table-cell>
        </table:table-row>
        <table:table-row>
          <table:table-cell office:value-type="string" office:value="Choose Not To Use Archive Warnings">
            <text:p>Choose Not To Use Archive Warnings</text:p>
          </table:table-cell>
          <table:table-cell office:value-type="string" office:value="choose not to use">
            <text:p>choose not to use</text:p>
          </table:table-cell>
        </table:table-row>
        <table:table-row>
          <table:table-cell office:value-type="string" office:value="Graphic Depictions Of Violence">
            <text:p>Graphic Depictions Of Violence</text:p>
          </table:table-cell>
          <table:table-cell office:value-type="string" office:value="violence">
            <text:p>violence</text:p>
          </table:table-cell>
        </table:table-row>
        <table:table-row>
          <table:table-cell office:value-type="string" office:value="Major Character Death">
            <text:p>Major Character Death</text:p>
          </table:table-cell>
          <table:table-cell office:value-type="string" office:value="mcd">
            <text:p>mcd</text:p>
          </table:table-cell>
        </table:table-row>
        <table:table-row>
          <table:table-cell office:value-type="string" office:value="No Archive Warnings Apply">
            <text:p>No Archive Warnings Apply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Rape/Non-Con">
            <text:p>Rape/Non-Con</text:p>
          </table:table-cell>
          <table:table-cell office:value-type="string" office:value="noncon">
            <text:p>noncon</text:p>
          </table:table-cell>
        </table:table-row>
        <table:table-row>
          <table:table-cell office:value-type="string" office:value="Underage ">
            <text:p>Underage </text:p>
          </table:table-cell>
          <table:table-cell office:value-type="string" office:value="underage">
            <text:p>underage</text:p>
          </table:table-cell>
        </table:table-row>
        <table:table-row>
          <table:table-cell office:value-type="string" office:value="NEW">
            <text:p>NEW</text:p>
          </table:table-cell>
          <table:table-cell office:value-type="string" office:value="test">
            <text:p>t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form="urn:oasis:names:tc:opendocument:xmlns:form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of="urn:oasis:names:tc:opendocument:xmlns:of:1.2" xmlns:ns42="urn:org:documentfoundation:names:experimental:calc:xmlns:calcext:1.0" xmlns:form="urn:oasis:names:tc:opendocument:xmlns:form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